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, The Selected One (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, The Selected One (1:1-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velation (1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velation (1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 the Old Testament, God revealed himself through his messengers (1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 the New Testament, God revealed himself through his Messiah (1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Christ, The Selected One (1:1-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Revelation (1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Creation (1:2b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Creation (1:2b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on made the universe (1:2b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on maintains the universe (1:3b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Christ, The Selected One (1:1-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velation (1:1-2a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Creation (1:2b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Representatio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Purification (1:3c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Christ, The Selected One (1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CHRIST, THE SUPERIOR ONE (1:4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CHRIST, THE SUPERIOR ONE (1:4-1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In regard to his reign (1:8-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In regard to his reign (1:8-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It will be a righteous reign (1:8-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It will be an eternal reign (1:10-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CHRIST, THE SUPERIOR ONE (1:4-1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n regard to his reign (1:8-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n regard to his reward (1:13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Hebrews 1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Christ, The Selected One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CHRIST, THE SUPERIOR ONE (1:4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 </dc:title>
    <meta:initial-creator>David STRICKLAND</meta:initial-creator>
    <dc:creator>David STRICKLAND</dc:creator>
    <meta:creation-date>2020-02-23T23:13:03Z</meta:creation-date>
    <dc:date>2020-02-23T23:13:03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